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2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</style:style>
    <style:style style:name="P3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in" style:auto-text-indent="false"/>
    </style:style>
    <style:style style:name="P8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.5in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Описание задачи</text:span></text:p>
      <text:p text:style-name="P1"/>
      <text:p text:style-name="P1"><text:span text:style-name="T2">Необходимо написать демона для сервера, который по web будет проверять наличие новых ключей в API бирж и уведомлять о таких событиях участников чата.</text:span></text:p>
      <text:p text:style-name="P1"/>
      <text:p text:style-name="P1"><text:span text:style-name="T2"><text:tab/>Технические ограничения:</text:span></text:p>
      <text:p text:style-name="P3">Код должен имплементировать распределённое многопоточное управление классами внутри проекта. При этом нужно хорошо предусмотреть правильное сообщение данных между классами, т.к. в Python нет «чистой» многопоточности, в связи с чем нужно аккуратнее работать с данными.</text:p>
      <text:p text:style-name="P3">По-умолчанию стоит ориентироваться на 2-3 свободных ядра виртуального сервера, а также не более 1 Gb оперативной памяти для хранения горячих данных.</text:p>
      <text:p text:style-name="P1"/>
      <text:p text:style-name="P1"/>
      <text:p text:style-name="P1"><text:span text:style-name="T2"><text:tab/>Распределение проекта на подзадачи</text:span></text:p>
      <text:p text:style-name="P3">Изучить методы API для рассматриваемых бирж (Upbit, Bittrex)</text:p>
      <text:p text:style-name="P4">API Upbit — <text:a xlink:type="simple" xlink:href="https://docs.upbit.com/v1.0/reference#%EC%9E%90%EC%82%B0-%EC%A0%84%EC%B2%B4-%EC%A1%B0%ED%9A%8C" text:style-name="ListLabel_20_1" text:visited-style-name="ListLabel_20_1"><text:span text:style-name="T3">https://docs.upbit.com/v1.0/reference#%EC%9E%90%EC%82%B0-%EC%A0%84%EC%B2%B4-%EC%A1%B0%ED%9A%8C</text:span></text:a></text:p>
      <text:p text:style-name="P4">API Bittrex — <text:a xlink:type="simple" xlink:href="https://bittrex.zendesk.com/hc/en-us/articles/115003723911-Developer-s-Guide-API" text:style-name="ListLabel_20_1" text:visited-style-name="ListLabel_20_1"><text:span text:style-name="T3">https://bittrex.zendesk.com/hc/en-us/articles/115003723911-Developer-s-Guide-API</text:span></text:a></text:p>
      <text:p text:style-name="P6"><text:a xlink:type="simple" xlink:href="https://bittrex.github.io/" text:style-name="ListLabel_20_1" text:visited-style-name="ListLabel_20_1"><text:span text:style-name="T3">https://bittrex.github.io/</text:span></text:a></text:p>
      <text:p text:style-name="P7"/>
      <text:p text:style-name="P3">Выделить методы, которые отвечают за предоставление информации об инструментах, которые в настоящее время доступны для торговли на настоящих биржах, например, BTCUSD, ETHUSDT и т.д.</text:p>
      <text:p text:style-name="P7"/>
      <text:p text:style-name="P3">Рассмотреть необходимость параллельного подключения к бирже через дублирующее соединение REST + Websocket API.</text:p>
      <text:p text:style-name="P7"/>
      <text:p text:style-name="P3">Написать базовый загрузчик конфигурации для проекта. При запуске основного исполняемого файла загрузчик должен подгружать через параметр -с в консоли полный или относительный путь до файла конфигурации. </text:p>
      <text:p text:style-name="P7"><text:line-break/><text:tab/>В случае, если файл (полный путь к файлу не указан), код должен возвращать адрес папки, в которой хранился исполняемый файл (важно! не из которой был он запущен). В конце адреса папки должен быть добавлен файл config.cfg или любого похожего расширения.</text:p>
      <text:p text:style-name="P7"/>
      <text:p text:style-name="P3">Программа должна считывать все стартовые параметры для запуска из этого файла и в несколько потоков запускать классы, из которых состоит базовый воркфлоу. Первый, второй, третий и т.д., в зависимости от кол-ва подключаемых бирж, — классы коннекторы, имплементирующие сетевое соединение до бирж. Коннекторы должны быть устойчивыми к ошибке, в случае возникновения тайм-айута ответа правильно обрабатывать такие события, если нужно переподписать handshake Websocket — аналогично, перелогинить подключение.</text:p>
      <text:p text:style-name="P7"/>
      <text:p text:style-name="P3">Второй вид класса адаптер к первым классам коннекторам. Адаптер на вход получает сообщение от биржи — на выходе создаёт стандартизированное сообщение вида:</text:p>
      <text:p text:style-name="P8"><text:soft-page-break/><text:span text:style-name="T2">BTCUSD is now at Bittrex \t (21:23:59 15.11.2018)</text:span></text:p>
      <text:p text:style-name="P1"/>
      <text:p text:style-name="P3">В подпапке ./data/ проекта хранятся несколько сериализованных JSON файлов, в котором пары ключ-значение, это тикер проекта (BTCUSD), а также дата листинга в формате timestamp (ms). Проверить, что нет сдвига относительно timestamp UTC.</text:p>
      <text:p text:style-name="P1">Класс “бизнес-логики” получает входящее сообщение от адаптера. Парсит ключевое поле тикера и проверяет, есть ли в файле соответствующей биржи такое уникальное значение. </text:p>
      <text:p text:style-name="P1"/>
      <text:p text:style-name="P3">Все JSON-файлы для используемых бирж должны аналогично конфигу подгружаться классами на старте в оперативную память. Общий адрес папки data является параметром, который задаётся в конфигурационном файле.</text:p>
      <text:p text:style-name="P1"/>
      <text:p text:style-name="P1"><text:tab/>Следующий класс — это Telegram бот, который запускается с параметром из конфигурационного файла, содержащего api-key для управления ботом. В случае с Python самый дешевый в пять строчек по времени бот можно найти подключив библиотеку telepot.</text:p>
      <text:p text:style-name="P1"/>
      <text:p text:style-name="P1"><text:tab/>У бота должен быть реализован простой интерфейс работы с сообщениями. Бот не смотрит/обрабатывает сообщение от бизнес-логики, а только приводит в действие уведомление пользователей.</text:p>
      <text:p text:style-name="P1"/>
      <text:p text:style-name="P1"><text:tab/>В общем случае добавление пользователей должно осуществляться в ручную, но также возможно сделать умное добавление через get_updates() у бота с сервера, выделить среди пользователей категорию администратора, и, если вновь пришедший пользователь похож на валидного нам — добавить в список рассылки.</text:p>
      <text:p text:style-name="P1"/>
      <text:p text:style-name="P3">Полный перечень telegram-id пользователей для общения с ботом должен также подгружаться из конфигурационного файла.</text:p>
      <text:p text:style-name="P3"/>
      <text:p text:style-name="P3">По итогу обработки данных, в случае появления нового листинга. Бизнес-логика должна отправить сигнал классу архиватору данных, который обновит сериализованный JSON-файл для соответствующей биржи в папке data, чтобы в следующий раз при запуске проекта в оперативную память подтянулись уже обновлённые данные. Но важно помнить, в нашем случае сообщение по Telegram должно быть в приоритете над процессом перезаписи данных.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5" meta:word-count="543" meta:character-count="4244" meta:non-whitespace-character-count="3710"/>
    <meta:generator>LibreOfficeDev/6.0.5.2$Linux_X86_64 LibreOffice_project/</meta:generator>
  </office:meta>
</office:document-meta>
</file>